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489cm"/>
    </style:style>
    <style:style style:name="co5" style:family="table-column">
      <style:table-column-properties fo:break-before="auto" style:column-width="5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ackground-color="#000080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ccffff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ackground-color="#ff420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3deb3d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579d1c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8080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000000"/>
      <style:text-properties fo:color="#ff0000"/>
    </style:style>
    <style:style style:name="ce13" style:family="table-cell" style:parent-style-name="Default">
      <style:table-cell-properties fo:background-color="#314004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style:font-name="Liberation Sans" fo:font-style="italic" fo:font-weight="normal" style:font-name-asian="Droid Sans Fallback" style:font-style-asian="italic" style:font-weight-asian="normal" style:font-name-complex="FreeSans" style:font-style-complex="italic" style:font-weight-complex="normal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7" style:family="table-cell" style:parent-style-name="Default">
      <style:table-cell-properties fo:background-color="#00008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ccffff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ff6633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579d1c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966"/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solid" style:text-underline-width="auto" style:text-und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 table:number-columns-spanned="8" table:number-rows-spanned="1">
            <text:p>slayerfat: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/>
          <table:table-cell office:value-type="string" calcext:value-type="string">
            <text:p>campo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8" table:number-rows-spanned="1">
            <text:p>esto se hizo con la idea de ver cuales campos son compartidos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/>
          <table:table-cell office:value-type="string" calcext:value-type="string">
            <text:p>que comparte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8" table:number-rows-spanned="1">
            <text:p>por todas las tablas para hacer la clase validacion y sus metodos respectivos.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/>
          <table:table-cell office:value-type="string" calcext:value-type="string">
            <text:p>datos similare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viejo</text:p>
          </table:table-cell>
          <table:table-cell table:style-name="Default" office:value-type="string" calcext:value-type="string">
            <text:p>nuevo</text:p>
          </table:table-cell>
          <table:table-cell office:value-type="string" calcext:value-type="string">
            <text:p>viejo</text:p>
          </table:table-cell>
          <table:table-cell table:style-name="Default" office:value-type="string" calcext:value-type="string">
            <text:p>nuevo</text:p>
          </table:table-cell>
          <table:table-cell office:value-type="string" calcext:value-type="string">
            <text:p>viejo</text:p>
          </table:table-cell>
          <table:table-cell table:style-name="Default" office:value-type="string" calcext:value-type="string">
            <text:p>nuevo</text:p>
          </table:table-cell>
          <table:table-cell table:number-columns-repeated="2" office:value-type="string" calcext:value-type="string">
            <text:p>unico</text:p>
          </table:table-cell>
          <table:table-cell table:number-columns-repeated="3"/>
          <table:table-cell office:value-type="string" calcext:value-type="string">
            <text:p>unico de alumno representante</text:p>
          </table:table-cell>
          <table:table-cell office:value-type="string" calcext:value-type="string">
            <text:p>unico entre p_a y docentes etc</text:p>
          </table:table-cell>
          <table:table-cell office:value-type="string" calcext:value-type="string">
            <text:p>unico de docente</text:p>
          </table:table-cell>
          <table:table-cell/>
          <table:table-cell office:value-type="string" calcext:value-type="string">
            <text:p>unico de alumno</text:p>
          </table:table-cell>
          <table:table-cell/>
          <table:table-cell office:value-type="string" calcext:value-type="string">
            <text:p>unico de personal autorizado</text:p>
          </table:table-cell>
        </table:table-row>
        <table:table-row table:style-name="ro1">
          <table:table-cell table:number-columns-repeated="2" table:style-name="ce1" office:value-type="string" calcext:value-type="string">
            <text:p>Alumno</text:p>
          </table:table-cell>
          <table:table-cell table:number-columns-repeated="2" table:style-name="ce1" office:value-type="string" calcext:value-type="string">
            <text:p>PA</text:p>
          </table:table-cell>
          <table:table-cell table:number-columns-repeated="2" table:style-name="ce1" office:value-type="string" calcext:value-type="string">
            <text:p>Docente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direccion</text:p>
          </table:table-cell>
          <table:table-cell/>
          <table:table-cell office:value-type="string" calcext:value-type="string">
            <text:p>todos</text:p>
          </table:table-cell>
          <table:table-cell/>
          <table:table-cell table:style-name="ce22" office:value-type="string" calcext:value-type="string">
            <text:p>lugNac</text:p>
          </table:table-cell>
          <table:table-cell table:style-name="ce22" office:value-type="string" calcext:value-type="string">
            <text:p>email</text:p>
          </table:table-cell>
          <table:table-cell table:style-name="ce23" office:value-type="string" calcext:value-type="string">
            <text:p>codUsr</text:p>
          </table:table-cell>
          <table:table-cell/>
          <table:table-cell table:style-name="ce24" office:value-type="string" calcext:value-type="string">
            <text:p>cedEsc</text:p>
          </table:table-cell>
          <table:table-cell/>
          <table:table-cell table:style-name="ce23" office:value-type="string" calcext:value-type="string">
            <text:p>relación</text:p>
          </table:table-cell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table:formula="of:=T([.J6])" office:value-type="string" office:string-value="código" calcext:value-type="string">
            <text:p>código</text:p>
          </table:table-cell>
          <table:table-cell table:style-name="ce2" office:value-type="string" calcext:value-type="string">
            <text:p>código</text:p>
          </table:table-cell>
          <table:table-cell table:formula="of:=T([.J6])" office:value-type="string" office:string-value="código" calcext:value-type="string">
            <text:p>código</text:p>
          </table:table-cell>
          <table:table-cell table:style-name="ce14" office:value-type="string" calcext:value-type="string">
            <text:p>código</text:p>
          </table:table-cell>
          <table:table-cell table:formula="of:=T([.J6])" office:value-type="string" office:string-value="código" calcext:value-type="string">
            <text:p>código</text:p>
          </table:table-cell>
          <table:table-cell office:value-type="string" calcext:value-type="string">
            <text:p>seudonimo</text:p>
          </table:table-cell>
          <table:table-cell office:value-type="string" calcext:value-type="string">
            <text:p>codparroquia</text:p>
          </table:table-cell>
          <table:table-cell/>
          <table:table-cell office:value-type="string" calcext:value-type="string">
            <text:p>código</text:p>
          </table:table-cell>
          <table:table-cell table:number-columns-repeated="3"/>
          <table:table-cell table:style-name="ce23" office:value-type="string" calcext:value-type="string">
            <text:p>codCarg</text:p>
          </table:table-cell>
          <table:table-cell/>
          <table:table-cell table:style-name="ce24" office:value-type="string" calcext:value-type="string">
            <text:p>act_num</text:p>
          </table:table-cell>
          <table:table-cell/>
          <table:table-cell table:style-name="ce23" office:value-type="string" calcext:value-type="string">
            <text:p>vive con alumno</text:p>
          </table:table-cell>
        </table:table-row>
        <table:table-row table:style-name="ro1">
          <table:table-cell office:value-type="string" calcext:value-type="string">
            <text:p>p_apellido</text:p>
          </table:table-cell>
          <table:table-cell table:style-name="ce4" table:formula="of:=T([.J7])" office:value-type="string" office:string-value="p_apellido" calcext:value-type="string">
            <text:p>p_apellido</text:p>
          </table:table-cell>
          <table:table-cell table:style-name="ce3" office:value-type="string" calcext:value-type="string">
            <text:p>p_apellido</text:p>
          </table:table-cell>
          <table:table-cell table:style-name="ce4" table:formula="of:=T([.J7])" office:value-type="string" office:string-value="p_apellido" calcext:value-type="string">
            <text:p>p_apellido</text:p>
          </table:table-cell>
          <table:table-cell table:style-name="ce3" office:value-type="string" calcext:value-type="string">
            <text:p>codUsrMod</text:p>
          </table:table-cell>
          <table:table-cell table:style-name="ce4" table:formula="of:=T([.J7])" office:value-type="string" office:string-value="p_apellido" calcext:value-type="string">
            <text:p>p_apellido</text:p>
          </table:table-cell>
          <table:table-cell office:value-type="string" calcext:value-type="string">
            <text:p>clave</text:p>
          </table:table-cell>
          <table:table-cell office:value-type="string" calcext:value-type="string">
            <text:p>direcionexacta</text:p>
          </table:table-cell>
          <table:table-cell/>
          <table:table-cell table:style-name="ce15" office:value-type="string" calcext:value-type="string">
            <text:p>p_apellido</text:p>
          </table:table-cell>
          <table:table-cell table:number-columns-repeated="5"/>
          <table:table-cell table:style-name="ce24" office:value-type="string" calcext:value-type="string">
            <text:p>act_folio</text:p>
          </table:table-cell>
          <table:table-cell/>
          <table:table-cell table:style-name="ce23" office:value-type="string" calcext:value-type="string">
            <text:p>nivel_instrucion</text:p>
          </table:table-cell>
        </table:table-row>
        <table:table-row table:style-name="ro1">
          <table:table-cell office:value-type="string" calcext:value-type="string">
            <text:p>s_apellido</text:p>
          </table:table-cell>
          <table:table-cell table:style-name="ce4" table:formula="of:=T([.J8])" office:value-type="string" office:string-value="s_apellido" calcext:value-type="string">
            <text:p>s_apellido</text:p>
          </table:table-cell>
          <table:table-cell table:style-name="ce3" office:value-type="string" calcext:value-type="string">
            <text:p>s_apellido</text:p>
          </table:table-cell>
          <table:table-cell table:style-name="ce4" table:formula="of:=T([.J8])" office:value-type="string" office:string-value="s_apellido" calcext:value-type="string">
            <text:p>s_apellido</text:p>
          </table:table-cell>
          <table:table-cell table:style-name="ce3" office:value-type="string" calcext:value-type="string">
            <text:p>codCargo</text:p>
          </table:table-cell>
          <table:table-cell table:style-name="ce4" table:formula="of:=T([.J8])" office:value-type="string" office:string-value="s_apellido" calcext:value-type="string">
            <text:p>s_apellido</text:p>
          </table:table-cell>
          <table:table-cell office:value-type="string" calcext:value-type="string">
            <text:p>codTipo</text:p>
          </table:table-cell>
          <table:table-cell table:number-columns-repeated="2"/>
          <table:table-cell table:style-name="ce16" office:value-type="string" calcext:value-type="string">
            <text:p>s_apellido</text:p>
          </table:table-cell>
          <table:table-cell table:number-columns-repeated="5"/>
          <table:table-cell table:style-name="ce22" office:value-type="string" calcext:value-type="string">
            <text:p>plantel_pro</text:p>
          </table:table-cell>
          <table:table-cell/>
          <table:table-cell table:style-name="ce22" office:value-type="string" calcext:value-type="string">
            <text:p>profesion</text:p>
          </table:table-cell>
        </table:table-row>
        <table:table-row table:style-name="ro1">
          <table:table-cell office:value-type="string" calcext:value-type="string">
            <text:p>p_nombre</text:p>
          </table:table-cell>
          <table:table-cell table:style-name="ce4" table:formula="of:=T([.J9])" office:value-type="string" office:string-value="p_nombre" calcext:value-type="string">
            <text:p>p_nombre</text:p>
          </table:table-cell>
          <table:table-cell table:style-name="ce3" office:value-type="string" calcext:value-type="string">
            <text:p>p_nombre</text:p>
          </table:table-cell>
          <table:table-cell table:style-name="ce4" table:formula="of:=T([.J9])" office:value-type="string" office:string-value="p_nombre" calcext:value-type="string">
            <text:p>p_nombre</text:p>
          </table:table-cell>
          <table:table-cell table:style-name="ce3" office:value-type="string" calcext:value-type="string">
            <text:p>p_apellido</text:p>
          </table:table-cell>
          <table:table-cell table:style-name="ce4" table:formula="of:=T([.J9])" office:value-type="string" office:string-value="p_nombre" calcext:value-type="string">
            <text:p>p_nombre</text:p>
          </table:table-cell>
          <table:table-cell table:number-columns-repeated="3"/>
          <table:table-cell table:style-name="ce15" office:value-type="string" calcext:value-type="string">
            <text:p>p_nombre</text:p>
          </table:table-cell>
          <table:table-cell table:number-columns-repeated="5"/>
          <table:table-cell table:style-name="ce25" office:value-type="string" calcext:value-type="string">
            <text:p>repitiente</text:p>
          </table:table-cell>
          <table:table-cell/>
          <table:table-cell table:style-name="ce22" office:value-type="string" calcext:value-type="string">
            <text:p>tefonoTrabajo</text:p>
          </table:table-cell>
        </table:table-row>
        <table:table-row table:style-name="ro1">
          <table:table-cell office:value-type="string" calcext:value-type="string">
            <text:p>s_nombre</text:p>
          </table:table-cell>
          <table:table-cell table:style-name="ce4" table:formula="of:=T([.J10])" office:value-type="string" office:string-value="s_nombre" calcext:value-type="string">
            <text:p>s_nombre</text:p>
          </table:table-cell>
          <table:table-cell table:style-name="ce3" office:value-type="string" calcext:value-type="string">
            <text:p>s_nombre</text:p>
          </table:table-cell>
          <table:table-cell table:style-name="ce4" table:formula="of:=T([.J10])" office:value-type="string" office:string-value="s_nombre" calcext:value-type="string">
            <text:p>s_nombre</text:p>
          </table:table-cell>
          <table:table-cell table:style-name="ce3" office:value-type="string" calcext:value-type="string">
            <text:p>s_apellido</text:p>
          </table:table-cell>
          <table:table-cell table:style-name="ce4" table:formula="of:=T([.J10])" office:value-type="string" office:string-value="s_nombre" calcext:value-type="string">
            <text:p>s_nombre</text:p>
          </table:table-cell>
          <table:table-cell table:number-columns-repeated="3"/>
          <table:table-cell table:style-name="ce16" office:value-type="string" calcext:value-type="string">
            <text:p>s_nombre</text:p>
          </table:table-cell>
          <table:table-cell table:number-columns-repeated="5"/>
          <table:table-cell table:style-name="ce23" office:value-type="string" calcext:value-type="string">
            <text:p>cod_cur</text:p>
          </table:table-cell>
          <table:table-cell/>
          <table:table-cell table:style-name="ce22" office:value-type="string" calcext:value-type="string">
            <text:p>direccionTrabajo</text:p>
          </table:table-cell>
        </table:table-row>
        <table:table-row table:style-name="ro1">
          <table:table-cell office:value-type="string" calcext:value-type="string">
            <text:p>codRep</text:p>
          </table:table-cell>
          <table:table-cell table:style-name="ce5" table:formula="of:=T([.J11])" office:value-type="string" office:string-value="nacionalidad" calcext:value-type="string">
            <text:p>nacionalidad</text:p>
          </table:table-cell>
          <table:table-cell table:style-name="ce3" office:value-type="string" calcext:value-type="string">
            <text:p>nacionalidad</text:p>
          </table:table-cell>
          <table:table-cell table:style-name="ce5" table:formula="of:=T([.J11])" office:value-type="string" office:string-value="nacionalidad" calcext:value-type="string">
            <text:p>nacionalidad</text:p>
          </table:table-cell>
          <table:table-cell table:style-name="ce3" office:value-type="string" calcext:value-type="string">
            <text:p>p_nombre</text:p>
          </table:table-cell>
          <table:table-cell table:style-name="ce5" table:formula="of:=T([.J11])" office:value-type="string" office:string-value="nacionalidad" calcext:value-type="string">
            <text:p>nacionalidad</text:p>
          </table:table-cell>
          <table:table-cell table:number-columns-repeated="3"/>
          <table:table-cell table:style-name="ce17" office:value-type="string" calcext:value-type="string">
            <text:p>nacionalidad</text:p>
          </table:table-cell>
          <table:table-cell table:number-columns-repeated="5"/>
          <table:table-cell table:style-name="ce22" office:value-type="string" calcext:value-type="string">
            <text:p>altura</text:p>
          </table:table-cell>
          <table:table-cell/>
          <table:table-cell table:style-name="ce22" office:value-type="string" calcext:value-type="string">
            <text:p>lugarTrabajo</text:p>
          </table:table-cell>
        </table:table-row>
        <table:table-row table:style-name="ro1">
          <table:table-cell office:value-type="string" calcext:value-type="string">
            <text:p>codPR</text:p>
          </table:table-cell>
          <table:table-cell table:style-name="ce5" table:formula="of:=T([.J12])" office:value-type="string" office:string-value="cedula" calcext:value-type="string">
            <text:p>cedula</text:p>
          </table:table-cell>
          <table:table-cell table:style-name="ce3" office:value-type="string" calcext:value-type="string">
            <text:p>cedula</text:p>
          </table:table-cell>
          <table:table-cell table:style-name="ce5" table:formula="of:=T([.J12])" office:value-type="string" office:string-value="cedula" calcext:value-type="string">
            <text:p>cedula</text:p>
          </table:table-cell>
          <table:table-cell table:style-name="ce3" office:value-type="string" calcext:value-type="string">
            <text:p>s_nombre</text:p>
          </table:table-cell>
          <table:table-cell table:style-name="ce5" table:formula="of:=T([.J12])" office:value-type="string" office:string-value="cedula" calcext:value-type="string">
            <text:p>cedula</text:p>
          </table:table-cell>
          <table:table-cell table:number-columns-repeated="3"/>
          <table:table-cell table:style-name="ce17" office:value-type="string" calcext:value-type="string">
            <text:p>cedula</text:p>
          </table:table-cell>
          <table:table-cell table:number-columns-repeated="5"/>
          <table:table-cell table:style-name="ce22" office:value-type="string" calcext:value-type="string">
            <text:p>p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éfono</text:p>
          </table:table-cell>
          <table:table-cell table:style-name="ce6" table:formula="of:=T([.P5])" office:value-type="string" office:string-value="cedEsc" calcext:value-type="string">
            <text:p>cedEsc</text:p>
          </table:table-cell>
          <table:table-cell table:style-name="ce3" office:value-type="string" calcext:value-type="string">
            <text:p>teléfono</text:p>
          </table:table-cell>
          <table:table-cell table:style-name="ce7" table:formula="of:=T([.J13])" office:value-type="string" office:string-value="teléfono" calcext:value-type="string">
            <text:p>teléfono</text:p>
          </table:table-cell>
          <table:table-cell office:value-type="string" calcext:value-type="string">
            <text:p>sexo</text:p>
          </table:table-cell>
          <table:table-cell table:style-name="ce7" table:formula="of:=T([.J13])" office:value-type="string" office:string-value="teléfono" calcext:value-type="string">
            <text:p>teléfono</text:p>
          </table:table-cell>
          <table:table-cell table:number-columns-repeated="3"/>
          <table:table-cell table:style-name="ce18" office:value-type="string" calcext:value-type="string">
            <text:p>teléfono</text:p>
          </table:table-cell>
          <table:table-cell table:number-columns-repeated="5"/>
          <table:table-cell table:style-name="ce22" office:value-type="string" calcext:value-type="string">
            <text:p>cam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fonoOtro</text:p>
          </table:table-cell>
          <table:table-cell table:style-name="Default" table:formula="of:=T([.P6])" office:value-type="string" office:string-value="act_num" calcext:value-type="string">
            <text:p>act_num</text:p>
          </table:table-cell>
          <table:table-cell table:style-name="ce3" office:value-type="string" calcext:value-type="string">
            <text:p>telefonoOtro</text:p>
          </table:table-cell>
          <table:table-cell table:style-name="ce7" table:formula="of:=T([.J14])" office:value-type="string" office:string-value="telefonoOtro" calcext:value-type="string">
            <text:p>telefonoOtro</text:p>
          </table:table-cell>
          <table:table-cell office:value-type="string" calcext:value-type="string">
            <text:p>fecNac</text:p>
          </table:table-cell>
          <table:table-cell table:style-name="ce7" table:formula="of:=T([.J14])" office:value-type="string" office:string-value="telefonoOtro" calcext:value-type="string">
            <text:p>telefonoOtro</text:p>
          </table:table-cell>
          <table:table-cell table:number-columns-repeated="3"/>
          <table:table-cell table:style-name="ce18" office:value-type="string" calcext:value-type="string">
            <text:p>telefonoOtro</text:p>
          </table:table-cell>
          <table:table-cell table:number-columns-repeated="5"/>
          <table:table-cell table:style-name="ce22" office:value-type="string" calcext:value-type="string">
            <text:p>panta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Nac</text:p>
          </table:table-cell>
          <table:table-cell table:style-name="Default" table:formula="of:=T([.P7])" office:value-type="string" office:string-value="act_folio" calcext:value-type="string">
            <text:p>act_folio</text:p>
          </table:table-cell>
          <table:table-cell table:style-name="ce3" office:value-type="string" calcext:value-type="string">
            <text:p>email</text:p>
          </table:table-cell>
          <table:table-cell table:style-name="ce8" table:formula="of:=T([.J15])" office:value-type="string" office:string-value="fecNac" calcext:value-type="string">
            <text:p>fecNac</text:p>
          </table:table-cell>
          <table:table-cell office:value-type="string" calcext:value-type="string">
            <text:p>nacionalidad</text:p>
          </table:table-cell>
          <table:table-cell table:style-name="ce8" table:formula="of:=T([.J15])" office:value-type="string" office:string-value="fecNac" calcext:value-type="string">
            <text:p>fecNac</text:p>
          </table:table-cell>
          <table:table-cell table:number-columns-repeated="3"/>
          <table:table-cell table:style-name="ce19" office:value-type="string" calcext:value-type="string">
            <text:p>fecNac</text:p>
          </table:table-cell>
          <table:table-cell office:value-type="string" calcext:value-type="string">
            <text:p>padre puede ser nulo, alumno no</text:p>
          </table:table-cell>
          <table:table-cell table:number-columns-repeated="4"/>
          <table:table-cell table:style-name="ce22" office:value-type="string" calcext:value-type="string">
            <text:p>zap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ac</text:p>
          </table:table-cell>
          <table:table-cell table:style-name="ce7" table:formula="of:=T([.J13])" office:value-type="string" office:string-value="teléfono" calcext:value-type="string">
            <text:p>teléfono</text:p>
          </table:table-cell>
          <table:table-cell table:style-name="ce3" office:value-type="string" calcext:value-type="string">
            <text:p>lugarNac</text:p>
          </table:table-cell>
          <table:table-cell table:style-name="ce9" table:formula="of:=T([.L5])" office:value-type="string" office:string-value="lugNac" calcext:value-type="string">
            <text:p>lugNac</text:p>
          </table:table-cell>
          <table:table-cell office:value-type="string" calcext:value-type="string">
            <text:p>cedula</text:p>
          </table:table-cell>
          <table:table-cell table:style-name="ce10" table:formula="of:=T([.J16])" office:value-type="string" office:string-value="sexo" calcext:value-type="string">
            <text:p>sexo</text:p>
          </table:table-cell>
          <table:table-cell table:number-columns-repeated="3"/>
          <table:table-cell table:style-name="ce20" office:value-type="string" calcext:value-type="string">
            <text:p>sexo</text:p>
          </table:table-cell>
          <table:table-cell table:number-columns-repeated="5"/>
          <table:table-cell table:style-name="ce23" office:value-type="string" calcext:value-type="string">
            <text:p>cod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o</text:p>
          </table:table-cell>
          <table:table-cell table:style-name="ce7" table:formula="of:=T([.J14])" office:value-type="string" office:string-value="telefonoOtro" calcext:value-type="string">
            <text:p>telefonoOtro</text:p>
          </table:table-cell>
          <table:table-cell table:style-name="ce3" office:value-type="string" calcext:value-type="string">
            <text:p>fecNac</text:p>
          </table:table-cell>
          <table:table-cell table:style-name="ce12" office:value-type="string" calcext:value-type="string">
            <text:p>TODO: SEXO</text:p>
          </table:table-cell>
          <table:table-cell office:value-type="string" calcext:value-type="string">
            <text:p>telefon</text:p>
          </table:table-cell>
          <table:table-cell table:style-name="ce13" table:formula="of:=T([.M5])" office:value-type="string" office:string-value="email" calcext:value-type="string">
            <text:p>email</text:p>
          </table:table-cell>
          <table:table-cell table:number-columns-repeated="3"/>
          <table:table-cell table:style-name="ce21" office:value-type="string" calcext:value-type="string">
            <text:p>codDir</text:p>
          </table:table-cell>
          <table:table-cell table:number-columns-repeated="5"/>
          <table:table-cell table:style-name="ce22" office:value-type="string" calcext:value-type="string">
            <text:p>cod_p_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aFolio</text:p>
          </table:table-cell>
          <table:table-cell table:style-name="ce8" table:formula="of:=T([.J15])" office:value-type="string" office:string-value="fecNac" calcext:value-type="string">
            <text:p>fecNac</text:p>
          </table:table-cell>
          <table:table-cell table:style-name="ce3" office:value-type="string" calcext:value-type="string">
            <text:p>relación</text:p>
          </table:table-cell>
          <table:table-cell table:style-name="ce13" table:formula="of:=T([.M5])" office:value-type="string" office:string-value="email" calcext:value-type="string">
            <text:p>email</text:p>
          </table:table-cell>
          <table:table-cell office:value-type="string" calcext:value-type="string">
            <text:p>email</text:p>
          </table:table-cell>
          <table:table-cell table:style-name="ce11" table:formula="of:=T([.J17])" office:value-type="string" office:string-value="codDir" calcext:value-type="string">
            <text:p>codDi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taNumero</text:p>
          </table:table-cell>
          <table:table-cell table:style-name="ce9" table:formula="of:=T([.L5])" office:value-type="string" office:string-value="lugNac" calcext:value-type="string">
            <text:p>lugNac</text:p>
          </table:table-cell>
          <table:table-cell table:style-name="ce3" office:value-type="string" calcext:value-type="string">
            <text:p>viveConAlumno</text:p>
          </table:table-cell>
          <table:table-cell table:style-name="ce11" table:formula="of:=T([.J17])" office:value-type="string" office:string-value="codDir" calcext:value-type="string">
            <text:p>codDir</text:p>
          </table:table-cell>
          <table:table-cell office:value-type="string" calcext:value-type="string">
            <text:p>codDir</text:p>
          </table:table-cell>
          <table:table-cell table:formula="of:=T([.N5])" office:value-type="string" office:string-value="codUsr" calcext:value-type="string">
            <text:p>codUs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cionalidad</text:p>
          </table:table-cell>
          <table:table-cell table:style-name="ce10" table:formula="of:=T([.J16])" office:value-type="string" office:string-value="sexo" calcext:value-type="string">
            <text:p>sexo</text:p>
          </table:table-cell>
          <table:table-cell table:style-name="ce3" office:value-type="string" calcext:value-type="string">
            <text:p>codDir</text:p>
          </table:table-cell>
          <table:table-cell table:formula="of:=T([.R5])" office:value-type="string" office:string-value="relación" calcext:value-type="string">
            <text:p>relación</text:p>
          </table:table-cell>
          <table:table-cell/>
          <table:table-cell table:formula="of:=T([.N6])" office:value-type="string" office:string-value="codCarg" calcext:value-type="string">
            <text:p>codCar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dula</text:p>
          </table:table-cell>
          <table:table-cell table:style-name="ce11" table:formula="of:=T([.J17])" office:value-type="string" office:string-value="codDir" calcext:value-type="string">
            <text:p>codDir</text:p>
          </table:table-cell>
          <table:table-cell office:value-type="string" calcext:value-type="string">
            <text:p>nivelInstro</text:p>
          </table:table-cell>
          <table:table-cell table:formula="of:=T([.R6])" office:value-type="string" office:string-value="vive con alumno" calcext:value-type="string">
            <text:p>vive con alumno</text:p>
          </table:table-cell>
          <table:table-cell/>
          <table:table-cell table:formula="of:=T([.J21]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CedulaEsc</text:p>
          </table:table-cell>
          <table:table-cell table:formula="of:=T([.P8])" office:value-type="string" office:string-value="plantel_pro" calcext:value-type="string">
            <text:p>plantel_pro</text:p>
          </table:table-cell>
          <table:table-cell office:value-type="string" calcext:value-type="string">
            <text:p>profesion</text:p>
          </table:table-cell>
          <table:table-cell table:formula="of:=T([.R7])" office:value-type="string" office:string-value="nivel_instrucion" calcext:value-type="string">
            <text:p>nivel_instrucion</text:p>
          </table:table-cell>
          <table:table-cell/>
          <table:table-cell table:formula="of:=T([.J22])"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Dir</text:p>
          </table:table-cell>
          <table:table-cell table:formula="of:=T([.P9])" office:value-type="string" office:string-value="repitiente" calcext:value-type="string">
            <text:p>repitiente</text:p>
          </table:table-cell>
          <table:table-cell office:value-type="string" calcext:value-type="string">
            <text:p>telefonoTrabajo</text:p>
          </table:table-cell>
          <table:table-cell table:formula="of:=T([.R8])" office:value-type="string" office:string-value="profesion" calcext:value-type="string">
            <text:p>profesion</text:p>
          </table:table-cell>
          <table:table-cell/>
          <table:table-cell table:formula="of:=T([.J23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PlantelP</text:p>
          </table:table-cell>
          <table:table-cell table:formula="of:=T([.P10])" office:value-type="string" office:string-value="cod_cur" calcext:value-type="string">
            <text:p>cod_cur</text:p>
          </table:table-cell>
          <table:table-cell office:value-type="string" calcext:value-type="string">
            <text:p>direccionTrabajo</text:p>
          </table:table-cell>
          <table:table-cell table:formula="of:=T([.R9])" office:value-type="string" office:string-value="tefonoTrabajo" calcext:value-type="string">
            <text:p>tefonoTrabajo</text:p>
          </table:table-cell>
          <table:table-cell/>
          <table:table-cell table:formula="of:=T([.J24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repitiente</text:p>
          </table:table-cell>
          <table:table-cell table:formula="of:=T([.P11])" office:value-type="string" office:string-value="altura" calcext:value-type="string">
            <text:p>altura</text:p>
          </table:table-cell>
          <table:table-cell office:value-type="string" calcext:value-type="string">
            <text:p>lugarTrabajo</text:p>
          </table:table-cell>
          <table:table-cell table:formula="of:=T([.R10])" office:value-type="string" office:string-value="direccionTrabajo" calcext:value-type="string">
            <text:p>direccionTrabajo</text:p>
          </table:table-cell>
          <table:table-cell/>
          <table:table-cell table:formula="of:=T([.J25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odCur</text:p>
          </table:table-cell>
          <table:table-cell table:formula="of:=T([.P12])" office:value-type="string" office:string-value="peso" calcext:value-type="string">
            <text:p>peso</text:p>
          </table:table-cell>
          <table:table-cell/>
          <table:table-cell table:formula="of:=T([.R11])" office:value-type="string" office:string-value="lugarTrabajo" calcext:value-type="string">
            <text:p>lugarTrabajo</text:p>
          </table:table-cell>
          <table:table-cell/>
          <table:table-cell table:formula="of:=T([.J26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ltura</text:p>
          </table:table-cell>
          <table:table-cell table:formula="of:=T([.P13])" office:value-type="string" office:string-value="camisa" calcext:value-type="string">
            <text:p>camisa</text:p>
          </table:table-cell>
          <table:table-cell/>
          <table:table-cell table:formula="of:=T([.R13])">
            <text:p/>
          </table:table-cell>
          <table:table-cell/>
          <table:table-cell table:formula="of:=T([.J27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peso</text:p>
          </table:table-cell>
          <table:table-cell table:formula="of:=T([.P14])" office:value-type="string" office:string-value="pantalon" calcext:value-type="string">
            <text:p>pantalon</text:p>
          </table:table-cell>
          <table:table-cell/>
          <table:table-cell table:formula="of:=T([.R14])">
            <text:p/>
          </table:table-cell>
          <table:table-cell/>
          <table:table-cell table:formula="of:=T([.J28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camisa</text:p>
          </table:table-cell>
          <table:table-cell table:formula="of:=T([.P15])" office:value-type="string" office:string-value="zapato" calcext:value-type="string">
            <text:p>zapato</text:p>
          </table:table-cell>
          <table:table-cell/>
          <table:table-cell table:formula="of:=T([.R15])">
            <text:p/>
          </table:table-cell>
          <table:table-cell/>
          <table:table-cell table:formula="of:=T([.J29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pantalon</text:p>
          </table:table-cell>
          <table:table-cell table:formula="of:=T([.P16])" office:value-type="string" office:string-value="cod_r" calcext:value-type="string">
            <text:p>cod_r</text:p>
          </table:table-cell>
          <table:table-cell/>
          <table:table-cell table:formula="of:=T([.R16])">
            <text:p/>
          </table:table-cell>
          <table:table-cell/>
          <table:table-cell table:formula="of:=T([.J30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zapato</text:p>
          </table:table-cell>
          <table:table-cell table:formula="of:=T([.P17])" office:value-type="string" office:string-value="cod_p_r" calcext:value-type="string">
            <text:p>cod_p_r</text:p>
          </table:table-cell>
          <table:table-cell/>
          <table:table-cell table:formula="of:=T([.R17])">
            <text:p/>
          </table:table-cell>
          <table:table-cell/>
          <table:table-cell table:formula="of:=T([.J31])">
            <text:p/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status</text:p>
          </table:table-cell>
          <table:table-cell table:formula="of:=T([.J32])" office:value-type="string" office:string-value="status" calcext:value-type="string">
            <text:p>status</text:p>
          </table:table-cell>
          <table:table-cell office:value-type="string" calcext:value-type="string">
            <text:p>status</text:p>
          </table:table-cell>
          <table:table-cell table:formula="of:=T([.J32])" office:value-type="string" office:string-value="status" calcext:value-type="string">
            <text:p>status</text:p>
          </table:table-cell>
          <table:table-cell office:value-type="string" calcext:value-type="string">
            <text:p>status</text:p>
          </table:table-cell>
          <table:table-cell table:formula="of:=T([.J32])" office:value-type="string" office:string-value="status" calcext:value-type="string">
            <text:p>status</text:p>
          </table:table-cell>
          <table:table-cell office:value-type="string" calcext:value-type="string">
            <text:p>status</text:p>
          </table:table-cell>
          <table:table-cell table:style-name="ce2" table:formula="of:=T([.J32])" office:value-type="string" office:string-value="status" calcext:value-type="string">
            <text:p>statu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odUsrReg</text:p>
          </table:table-cell>
          <table:table-cell table:formula="of:=T([.J33])" office:value-type="string" office:string-value="codUsrReg" calcext:value-type="string">
            <text:p>codUsrReg</text:p>
          </table:table-cell>
          <table:table-cell office:value-type="string" calcext:value-type="string">
            <text:p>codUsrReg</text:p>
          </table:table-cell>
          <table:table-cell table:formula="of:=T([.J33])" office:value-type="string" office:string-value="codUsrReg" calcext:value-type="string">
            <text:p>codUsrReg</text:p>
          </table:table-cell>
          <table:table-cell office:value-type="string" calcext:value-type="string">
            <text:p>codUsrReg</text:p>
          </table:table-cell>
          <table:table-cell table:formula="of:=T([.J33])" office:value-type="string" office:string-value="codUsrReg" calcext:value-type="string">
            <text:p>codUsrReg</text:p>
          </table:table-cell>
          <table:table-cell table:number-columns-repeated="2" office:value-type="string" calcext:value-type="string">
            <text:p>codusrreg</text:p>
          </table:table-cell>
          <table:table-cell/>
          <table:table-cell office:value-type="string" calcext:value-type="string">
            <text:p>codUsrR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ecReg</text:p>
          </table:table-cell>
          <table:table-cell table:formula="of:=T([.J34])" office:value-type="string" office:string-value="fecReg" calcext:value-type="string">
            <text:p>fecReg</text:p>
          </table:table-cell>
          <table:table-cell office:value-type="string" calcext:value-type="string">
            <text:p>fecReg</text:p>
          </table:table-cell>
          <table:table-cell table:formula="of:=T([.J34])" office:value-type="string" office:string-value="fecReg" calcext:value-type="string">
            <text:p>fecReg</text:p>
          </table:table-cell>
          <table:table-cell office:value-type="string" calcext:value-type="string">
            <text:p>fecReg</text:p>
          </table:table-cell>
          <table:table-cell table:formula="of:=T([.J34])" office:value-type="string" office:string-value="fecReg" calcext:value-type="string">
            <text:p>fecReg</text:p>
          </table:table-cell>
          <table:table-cell table:number-columns-repeated="2" office:value-type="string" calcext:value-type="string">
            <text:p>fecreg</text:p>
          </table:table-cell>
          <table:table-cell/>
          <table:table-cell office:value-type="string" calcext:value-type="string">
            <text:p>fecReg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odUsrMod</text:p>
          </table:table-cell>
          <table:table-cell table:formula="of:=T([.J35])" office:value-type="string" office:string-value="codUsrMod" calcext:value-type="string">
            <text:p>codUsrMod</text:p>
          </table:table-cell>
          <table:table-cell office:value-type="string" calcext:value-type="string">
            <text:p>codUsrMod</text:p>
          </table:table-cell>
          <table:table-cell table:formula="of:=T([.J35])" office:value-type="string" office:string-value="codUsrMod" calcext:value-type="string">
            <text:p>codUsrMod</text:p>
          </table:table-cell>
          <table:table-cell office:value-type="string" calcext:value-type="string">
            <text:p>codUsrMod</text:p>
          </table:table-cell>
          <table:table-cell table:formula="of:=T([.J35])" office:value-type="string" office:string-value="codUsrMod" calcext:value-type="string">
            <text:p>codUsrMod</text:p>
          </table:table-cell>
          <table:table-cell table:number-columns-repeated="2" office:value-type="string" calcext:value-type="string">
            <text:p>codusrmod</text:p>
          </table:table-cell>
          <table:table-cell/>
          <table:table-cell office:value-type="string" calcext:value-type="string">
            <text:p>codUsrMod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ecMod</text:p>
          </table:table-cell>
          <table:table-cell table:formula="of:=T([.J36])" office:value-type="string" office:string-value="fecMod" calcext:value-type="string">
            <text:p>fecMod</text:p>
          </table:table-cell>
          <table:table-cell office:value-type="string" calcext:value-type="string">
            <text:p>fecMod</text:p>
          </table:table-cell>
          <table:table-cell table:formula="of:=T([.J36])" office:value-type="string" office:string-value="fecMod" calcext:value-type="string">
            <text:p>fecMod</text:p>
          </table:table-cell>
          <table:table-cell office:value-type="string" calcext:value-type="string">
            <text:p>fecMod</text:p>
          </table:table-cell>
          <table:table-cell table:formula="of:=T([.J36])" office:value-type="string" office:string-value="fecMod" calcext:value-type="string">
            <text:p>fecMod</text:p>
          </table:table-cell>
          <table:table-cell table:number-columns-repeated="2" office:value-type="string" calcext:value-type="string">
            <text:p>fecmod</text:p>
          </table:table-cell>
          <table:table-cell/>
          <table:table-cell office:value-type="string" calcext:value-type="string">
            <text:p>fecMo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4:42:30.261394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4:20:47.109292511</meta:creation-date>
    <meta:generator>LibreOffice/4.2.6.3$Linux_X86_64 LibreOffice_project/420m0$Build-3</meta:generator>
    <dc:date>2014-11-04T20:54:28.863579164</dc:date>
    <meta:editing-duration>PT6H16M10S</meta:editing-duration>
    <meta:editing-cycles>12</meta:editing-cycles>
    <meta:document-statistic meta:table-count="1" meta:cell-count="253" meta:object-count="0"/>
  </office:meta>
</office:document-meta>
</file>